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f042" officeooo:paragraph-rsid="001bf0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text:p>
      <text:p text:style-name="P1"/>
      <text:p text:style-name="P1">You need to create a network for a company. There will be an administrator who can check the work of all departments. There will be two departments one production dept. and the other is customer handler dept. the administrator will ask customer department that is there any order?</text:p>
      <text:p text:style-name="P1">After that it will forward the order to production dept. when the order will be ready production will ping administrator and send the packet to administrator. After that administrator will forward the package to customer dept. there will be 3 containers in customer and production dept.</text:p>
      <text:p text:style-name="P1"/>
      <text:p text:style-name="P1">you can use any imag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28T10:32:12.375604008</meta:creation-date>
    <dc:date>2020-09-28T10:37:31.996976594</dc:date>
    <meta:editing-duration>PT5M20S</meta:editing-duration>
    <meta:editing-cycles>1</meta:editing-cycles>
    <meta:document-statistic meta:table-count="0" meta:image-count="0" meta:object-count="0" meta:page-count="1" meta:paragraph-count="4" meta:word-count="100" meta:character-count="593" meta:non-whitespace-character-count="497"/>
    <meta:generator>LibreOffice/6.3.5.2$Linux_X86_64 LibreOffice_project/30$Build-2</meta:generator>
  </office:meta>
</office:document-meta>
</file>